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</office:automatic-styles>
  <office:body>
    <office:text>
      <text:p text:style-name="P1"><text:span text:style-name="T1_1">7<text:s/></text:span><text:span text:style-name="T1_2">give</text:span><text:span text:style-name="T1_3"><text:s/></text:span><text:span text:style-name="T1_4">out</text:span><text:span text:style-name="T1_5"><text:s/></text:span><text:span text:style-name="T1_6">shit</text:span></text:p>
      <text:p text:style-name="P2"/>
      <text:p text:style-name="P3"><text:span text:style-name="T3_1">7:30<text:s/></text:span><text:span text:style-name="T3_2">start</text:span></text:p>
      <text:p text:style-name="P4"/>
      <text:p text:style-name="P5"><text:span text:style-name="T5_1">8:15<text:s/></text:span><text:span text:style-name="T5_2">duchesses</text:span><text:span text:style-name="T5_3"><text:s/></text:span><text:span text:style-name="T5_4">address</text:span></text:p>
      <text:p text:style-name="P6"/>
      <text:p text:style-name="P7"><text:span text:style-name="T7_1">9:15<text:s/></text:span><text:span text:style-name="T7_2">dance</text:span></text:p>
      <text:p text:style-name="P8"/>
      <text:p text:style-name="P9"><text:span text:style-name="T9_1">10:10<text:s/></text:span><text:span text:style-name="T9_2">last</text:span><text:span text:style-name="T9_3"><text:s/></text:span><text:span text:style-name="T9_4">quarter</text:span><text:span text:style-name="T9_5"><text:s/></text:span><text:span text:style-name="T9_6">starts</text:span></text:p>
      <text:p text:style-name="P10"/>
      <text:p text:style-name="P11"><text:span text:style-name="T11_1">11<text:s/></text:span><text:span text:style-name="T11_2">end</text:span></text:p>
      <text:p text:style-name="P12"/>
      <text:p text:style-name="P13"><text:span text:style-name="T13_1">¼<text:s/></text:span><text:span text:style-name="T13_2">Mark</text:span></text:p>
      <text:p text:style-name="P14"/>
      <text:p text:style-name="P15"/>
      <text:p text:style-name="P16"/>
      <text:p text:style-name="P17"/>
      <text:p text:style-name="P18"/>
      <text:p text:style-name="P19"><text:span text:style-name="T19_1">Mid</text:span><text:span text:style-name="T19_2"><text:s/></text:span><text:span text:style-name="T19_3">point</text:span><text:span text:style-name="T19_4"><text:s/>=<text:s/></text:span><text:span text:style-name="T19_5">Town</text:span><text:span text:style-name="T19_6"><text:s/></text:span><text:span text:style-name="T19_7">dance</text:span></text:p>
      <text:p text:style-name="P20"/>
      <text:list text:style-name="LS1" xml:id="list0">
        <text:list-item>
          <text:p text:style-name="P21"><text:span text:style-name="T21_1">Decision</text:span><text:span text:style-name="T21_2"><text:s/></text:span><text:span text:style-name="T21_3">made</text:span><text:span text:style-name="T21_4"><text:s/></text:span><text:span text:style-name="T21_5">re</text:span><text:span text:style-name="T21_6"><text:s/></text:span><text:span text:style-name="T21_7">tax</text:span><text:span text:style-name="T21_8"><text:s/></text:span><text:span text:style-name="T21_9">increases</text:span><text:span text:style-name="T21_10"><text:s/></text:span><text:span text:style-name="T21_11">and</text:span><text:span text:style-name="T21_12"><text:s/></text:span><text:span text:style-name="T21_13">cathedral</text:span><text:span text:style-name="T21_14"><text:s/></text:span><text:span text:style-name="T21_15">building</text:span></text:p>
        </text:list-item>
        <text:list-item>
          <text:p text:style-name="P22"><text:span text:style-name="T22_1">Last</text:span><text:span text:style-name="T22_2"><text:s/></text:span><text:span text:style-name="T22_3">two</text:span><text:span text:style-name="T22_4"><text:s/></text:span><text:span text:style-name="T22_5">ring</text:span><text:span text:style-name="T22_6"><text:s/></text:span><text:span text:style-name="T22_7">of</text:span><text:span text:style-name="T22_8"><text:s/></text:span><text:span text:style-name="T22_9">Solomon</text:span><text:span text:style-name="T22_10"><text:s/></text:span><text:span text:style-name="T22_11">clues</text:span><text:span text:style-name="T22_12"><text:s/></text:span><text:span text:style-name="T22_13">come</text:span><text:span text:style-name="T22_14"><text:s/></text:span><text:span text:style-name="T22_15">online</text:span></text:p>
        </text:list-item>
      </text:list>
      <text:p text:style-name="P23"/>
      <text:p text:style-name="P24"><text:span text:style-name="T24_1">¾<text:s/></text:span><text:span text:style-name="T24_2">Mark</text:span></text:p>
      <text:p text:style-name="P25"/>
      <text:list text:style-name="LS2" xml:id="list2">
        <text:list-item>
          <text:p text:style-name="P26"><text:span text:style-name="T26_1">People</text:span><text:span text:style-name="T26_2"><text:s/></text:span><text:span text:style-name="T26_3">can</text:span><text:span text:style-name="T26_4"><text:s/></text:span><text:span text:style-name="T26_5">be</text:span><text:span text:style-name="T26_6"><text:s/></text:span><text:span text:style-name="T26_7">killed</text:span></text:p>
        </text:list-item>
        <text:list-item>
          <text:p text:style-name="P27"><text:span text:style-name="T27_1">Donatus</text:span><text:span text:style-name="T27_2"><text:s/></text:span><text:span text:style-name="T27_3">makes</text:span><text:span text:style-name="T27_4"><text:s/></text:span><text:span text:style-name="T27_5">decision</text:span><text:span text:style-name="T27_6"><text:s/></text:span><text:span text:style-name="T27_7">re</text:span><text:span text:style-name="T27_8"><text:s/></text:span><text:span text:style-name="T27_9">witch</text:span><text:span text:style-name="T27_10"><text:s/></text:span><text:span text:style-name="T27_11">burning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